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200000070000DF0000013CD7094CB1D7A2D16557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Standard">
      <style:table-properties style:width="18.971cm" fo:margin-left="0.501cm" fo:margin-right="0.168cm" style:page-number="auto" table:align="margins" style:writing-mode="lr-tb"/>
    </style:style>
    <style:style style:name="Tabelle1.A" style:family="table-column">
      <style:table-column-properties style:column-width="6.391cm" style:rel-column-width="22076*"/>
    </style:style>
    <style:style style:name="Tabelle1.1" style:family="table-row">
      <style:table-row-properties style:min-row-height="1.058cm" fo:keep-together="auto"/>
    </style:style>
    <style:style style:name="Tabelle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8" style:family="paragraph" style:parent-style-name="Standard">
      <style:paragraph-properties fo:text-align="center" style:justify-single-word="false"/>
      <style:text-properties fo:color="#ff0000" text:display="none"/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draw:fill="solid" draw:fill-color="#ffffff" draw:opacity="0%" fo:padding="0.062cm" fo:border="non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>
              <draw:frame draw:style-name="fr5" draw:name="Rahmen1" text:anchor-type="char" svg:x="1.993cm" svg:y="-0.699cm" svg:width="15.242cm" svg:height="0.508cm" draw:z-index="4"><draw:text-box><text:p text:style-name="P8">BIG SCARY TEXT AT PAGETOP</text:p></draw:text-box></draw:frame>
            </text:p>
          </table:table-cell>
        </table:table-row>
      </table:table>
      <text:p>
        <draw:frame draw:name="Grafik2" text:anchor-type="paragraph" svg:x="0.042cm" svg:y="-0.032cm" svg:width="19.639cm" svg:height="27.903cm" draw:z-index="10">
          <draw:image xlink:href="Pictures/200000070000DF0000013CD7094CB1D7A2D16557.png" xlink:type="simple" xlink:show="embed" xlink:actuate="onLoad" loext:mime-type="image/x-vclgraphic"/>
        </draw:frame>
        <text:soft-page-break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ließtext" style:family="paragraph">
      <style:paragraph-properties style:line-height-at-least="0.459cm"/>
      <style:text-properties fo:font-size="11pt"/>
    </style:style>
    <style:style style:name="FließtextF" style:family="paragraph" style:parent-style-name="Fließtext">
      <style:text-properties fo:font-weight="bold" style:font-weight-asian="bold" style:font-weight-complex="bold"/>
    </style:style>
    <style:style style:name="Fließtext8" style:family="paragraph" style:parent-style-name="Fließtext">
      <style:paragraph-properties fo:line-height="100%"/>
      <style:text-properties fo:font-size="8pt" style:font-size-asian="8pt" style:font-size-complex="8pt"/>
    </style:style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cm" fo:margin-bottom="1.27cm" fo:margin-left="0.7cm" fo:margin-right="0.66cm" style:writing-mode="lr-tb" style:layout-grid-color="#c0c0c0" style:layout-grid-lines="43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</office:meta>
</office:document-meta>
</file>